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6-05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3-06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0-28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6-24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2-1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2-2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1-2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0-05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7-12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6-14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2-03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0-1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6-21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2-10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0-1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6-09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2-18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28208" calcext:value-type="float">
            <text:p>1.8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977057142857" calcext:value-type="float">
            <text:p>2.40977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53742857143" calcext:value-type="float">
            <text:p>2.34053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09242857143" calcext:value-type="float">
            <text:p>2.209092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202455172414" calcext:value-type="float">
            <text:p>2.062024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364882758621" calcext:value-type="float">
            <text:p>1.893648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68628571429" calcext:value-type="float">
            <text:p>1.51768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5744" calcext:value-type="float">
            <text:p>1.34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03806896552" calcext:value-type="float">
            <text:p>1.776038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3032" calcext:value-type="float">
            <text:p>1.8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530671428571" calcext:value-type="float">
            <text:p>1.855306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85496774194" calcext:value-type="float">
            <text:p>1.8138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43664516129" calcext:value-type="float">
            <text:p>1.5394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81632" calcext:value-type="float">
            <text:p>1.4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84593548387" calcext:value-type="float">
            <text:p>1.2868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08536" calcext:value-type="float">
            <text:p>1.1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0964387096774" calcext:value-type="float">
            <text:p>0.98096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01072" calcext:value-type="float">
            <text:p>1.0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422012903226" calcext:value-type="float">
            <text:p>1.2942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4264" calcext:value-type="float">
            <text:p>1.55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57935483871" calcext:value-type="float">
            <text:p>1.6365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945911111111" calcext:value-type="float">
            <text:p>1.909459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29632" calcext:value-type="float">
            <text:p>2.081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7272" calcext:value-type="float">
            <text:p>2.03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22619354839" calcext:value-type="float">
            <text:p>1.87122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28768" calcext:value-type="float">
            <text:p>1.78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493083870968" calcext:value-type="float">
            <text:p>1.74493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69256" calcext:value-type="float">
            <text:p>1.7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7472" calcext:value-type="float">
            <text:p>1.6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127238709677" calcext:value-type="float">
            <text:p>1.92127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227586206897" calcext:value-type="float">
            <text:p>2.312275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90980645161" calcext:value-type="float">
            <text:p>2.26490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15971428571" calcext:value-type="float">
            <text:p>2.20315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657858064516" calcext:value-type="float">
            <text:p>2.14657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916980645161" calcext:value-type="float">
            <text:p>2.0591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84896" calcext:value-type="float">
            <text:p>2.0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248412903226" calcext:value-type="float">
            <text:p>1.88248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4004" calcext:value-type="float">
            <text:p>2.06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427690322581" calcext:value-type="float">
            <text:p>1.9942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6044" calcext:value-type="float">
            <text:p>1.8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351058064516" calcext:value-type="float">
            <text:p>1.9835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37976" calcext:value-type="float">
            <text:p>2.39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1895483871" calcext:value-type="float">
            <text:p>2.3891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761314285714" calcext:value-type="float">
            <text:p>2.34761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45155555555" calcext:value-type="float">
            <text:p>2.28645155555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156412903226" calcext:value-type="float">
            <text:p>2.1415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7952" calcext:value-type="float">
            <text:p>2.06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90848" calcext:value-type="float">
            <text:p>1.6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04255483871" calcext:value-type="float">
            <text:p>1.6104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13855483871" calcext:value-type="float">
            <text:p>1.6713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18944" calcext:value-type="float">
            <text:p>1.49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932077419355" calcext:value-type="float">
            <text:p>1.6693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86192" calcext:value-type="float">
            <text:p>2.0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691948387097" calcext:value-type="float">
            <text:p>2.3669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89337931034" calcext:value-type="float">
            <text:p>2.286893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931109677419" calcext:value-type="float">
            <text:p>2.3293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74296774193" calcext:value-type="float">
            <text:p>2.44174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66248" calcext:value-type="float">
            <text:p>2.30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876167741935" calcext:value-type="float">
            <text:p>2.30876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5488" calcext:value-type="float">
            <text:p>2.20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886025806452" calcext:value-type="float">
            <text:p>2.13886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823251612903" calcext:value-type="float">
            <text:p>2.27823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03104" calcext:value-type="float">
            <text:p>2.280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026787096774" calcext:value-type="float">
            <text:p>2.6102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79064" calcext:value-type="float">
            <text:p>2.85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728309677419" calcext:value-type="float">
            <text:p>2.86728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688142857143" calcext:value-type="float">
            <text:p>2.80688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636361290323" calcext:value-type="float">
            <text:p>2.7863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96384" calcext:value-type="float">
            <text:p>2.712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7973" calcext:value-type="float">
            <text:p>2.577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375830769231" calcext:value-type="float">
            <text:p>2.403758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4865" calcext:value-type="float">
            <text:p>2.094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853" calcext:value-type="float">
            <text:p>2.208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454" calcext:value-type="float">
            <text:p>2.362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56112" calcext:value-type="float">
            <text:p>2.3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01248" calcext:value-type="float">
            <text:p>2.3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54944" calcext:value-type="float">
            <text:p>2.3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81792" calcext:value-type="float">
            <text:p>2.3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3904" calcext:value-type="float">
            <text:p>2.5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50016" calcext:value-type="float">
            <text:p>2.3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4748" calcext:value-type="float">
            <text:p>2.1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51180995149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160" meta:object-count="0"/>
    <meta:user-defined meta:name="AppVersion">3.0</meta:user-defined>
  </office:meta>
</office:document-meta>
</file>